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.806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3.378cm" fo:min-width="3.162cm" fo:padding-top="0.15cm" fo:padding-bottom="0.15cm" fo:padding-left="0.275cm" fo:padding-right="0.275cm"/>
    </style:style>
    <style:style style:name="gr3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min-height="9.324cm" fo:min-width="12.754cm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66ffff" draw:textarea-horizontal-align="justify" draw:textarea-vertical-align="middle" draw:auto-grow-height="false" fo:min-height="0.416cm" fo:min-width="2.186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66ffff" draw:textarea-horizontal-align="justify" draw:textarea-vertical-align="middle" draw:auto-grow-height="false" fo:min-height="0.416cm" fo:min-width="1.932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23cm" fo:min-width="2.186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066cm" fo:min-width="1.42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674cm"/>
    </style:style>
    <style:style style:name="gr10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55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954cm" fo:min-width="0.264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346cm" fo:min-width="0.718cm" fo:padding-top="0.15cm" fo:padding-bottom="0.15cm" fo:padding-left="0.275cm" fo:padding-right="0.275cm"/>
    </style:style>
    <style:style style:name="gr15" style:family="graphic" style:parent-style-name="standard">
      <style:graphic-properties svg:stroke-width="0.076cm" svg:stroke-color="#000000" draw:marker-start-width="0.444cm" draw:marker-end-width="0.444cm" draw:fill="none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9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5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251cm"/>
    </style:style>
    <style:style style:name="gr19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min-height="8.928cm" fo:min-width="12.654cm" fo:padding-top="0.175cm" fo:padding-bottom="0.175cm" fo:padding-left="0.3cm" fo:padding-right="0.3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56cm" fo:min-width="2.336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56cm" fo:min-width="2.382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="solid" draw:fill-color="#66ffff" draw:textarea-horizontal-align="justify" draw:textarea-vertical-align="middle" draw:auto-grow-height="false" fo:min-height="0.416cm" fo:min-width="1.936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812cm" fo:min-width="7.474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355cm" draw:marker-end-width="0.355cm" draw:fill="solid" draw:fill-color="#66ffff" draw:textarea-horizontal-align="justify" draw:textarea-vertical-align="middle" draw:auto-grow-height="false" fo:min-height="2.429cm" fo:min-width="1.854cm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1.988cm"/>
    </style:style>
    <style:style style:name="gr29" style:family="graphic" style:parent-style-name="standard">
      <style:graphic-properties svg:stroke-width="0.051cm" svg:stroke-color="#000000" draw:marker-start-width="0.355cm" draw:marker-end-width="0.355cm" draw:fill="solid" draw:fill-color="#990000" draw:textarea-horizontal-align="justify" draw:textarea-vertical-align="middle" draw:auto-grow-height="false" fo:min-height="0.954cm" fo:min-width="0.264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6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4" style:family="graphic" style:parent-style-name="objectwithoutfill">
      <style:graphic-properties svg:stroke-width="0.051cm" svg:stroke-color="#000000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990000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cc0000"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6cm" svg:height="1.106cm" draw:transform="rotate (0.35709436495804) translate (4.644cm 24.2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712cm" svg:height="3.678cm" svg:x="13.376cm" svg:y="17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54cm" svg:height="9.574cm" svg:x="3.82cm" svg:y="14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36cm" svg:height="0.716cm" svg:x="11.962cm" svg:y="16.36cm">
          <text:p/>
          <draw:enhanced-geometry svg:viewBox="0 0 21600 21600" draw:type="rectangle" draw:enhanced-path="M 0 0 L 21600 0 21600 21600 0 21600 0 0 Z N"/>
        </draw:custom-shape>
        <draw:polyline draw:style-name="gr5" draw:text-style-name="P2" draw:layer="layout" svg:width="6.933cm" svg:height="0.749cm" svg:x="9.262cm" svg:y="18.376cm" svg:viewBox="0 0 6934 750" draw:points="0,750 6934,750 6184,0 746,0 18,728">
          <text:p text:style-name="P4">IBC</text:p>
        </draw:polyline>
        <draw:custom-shape draw:style-name="gr6" draw:text-style-name="P3" draw:layer="layout" svg:width="2.482cm" svg:height="0.716cm" svg:x="13.004cm" svg:y="20.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36cm" svg:height="1.53cm" svg:x="4.798cm" svg:y="19.68cm">
          <text:p text:style-name="P4">V.REG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36cm" svg:height="1.53cm" svg:x="8.12cm" svg:y="19.68cm">
          <text:p text:style-name="P4">V.R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12cm" svg:height="3.678cm" svg:x="3.756cm" svg:y="17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76cm" svg:height="0.366cm" svg:x="1.888cm" svg:y="19.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76cm" svg:height="0.366cm" svg:x="17.082cm" svg:y="19.6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74cm" svg:height="1.916cm" svg:x="17.342cm" svg:y="17.444cm">
          <draw:text-box>
            <text:p><text:span text:style-name="T1">Robot’s</text:span></text:p>
            <text:p><text:span text:style-name="T1">left</text:span></text:p>
            <text:p><text:span text:style-name="T1">motor</text:span></text:p>
          </draw:text-box>
        </draw:frame>
        <draw:frame draw:style-name="gr9" draw:text-style-name="P7" draw:layer="layout" svg:width="2.174cm" svg:height="1.916cm" svg:x="1.444cm" svg:y="17.468cm">
          <draw:text-box>
            <text:p text:style-name="P6"><text:span text:style-name="T1">Robot’s</text:span></text:p>
            <text:p text:style-name="P6"><text:span text:style-name="T1">right</text:span></text:p>
            <text:p text:style-name="P6"><text:span text:style-name="T1">motor</text:span></text:p>
          </draw:text-box>
        </draw:frame>
        <draw:path draw:style-name="gr10" draw:text-style-name="P2" draw:layer="layout" svg:width="7.689cm" svg:height="8.359cm" draw:transform="skewX (-5.79459929945628E-017) rotate (2.21168122812721) translate (7.21039938895732cm 21.0262113210755cm)" svg:viewBox="0 0 7690 8360" svg:d="M0 7794c260 177 390 226 585 326 300 137 542 208 799 240 237 0 550-41 898-181 277-111 534-300 749-482 190-163 324-290 512-491 172-191 325-362 476-571 167-217 283-380 450-594 176-226 328-440 492-659 151-202 303-403 450-604 137-187 276-387 418-597 145-214 273-369 431-618 130-204 229-339 385-596 145-218 288-443 443-682 128-195 241-386 362-641 140-269 189-465 232-776 39-278-66-583-308-727-239-143-482-168-823-116-355 58-621 100-926 218-275 122-416 186-646 314-281 177-578 341-825 438-295 87-556 58-785-87l-99-64">
          <text:p/>
        </draw:path>
        <draw:path draw:style-name="gr10" draw:text-style-name="P2" draw:layer="layout" svg:width="3.946cm" svg:height="2.89cm" svg:x="15.074cm" svg:y="20.76cm" svg:viewBox="0 0 3947 2891" svg:d="M0 0c6 206 124 238 362 240 266 11 1357-9 1601 3 257-12 518-3 776 0 235 3 449 33 658 124 213 154 394 350 476 640 69 253 91 451 61 727-42 264-108 505-286 716-172 202-377 355-709 419-252 28-562 42-826-40-256-122-530-290-691-516s-238-523-232-803l-3-232-11-478">
          <text:p/>
        </draw:path>
        <draw:frame draw:style-name="gr11" draw:text-style-name="P8" draw:layer="layout" svg:width="1.277cm" svg:height="0.962cm" svg:x="15.339cm" svg:y="19.274cm">
          <draw:text-box>
            <text:p><text:span text:style-name="T2">P1</text:span></text:p>
          </draw:text-box>
        </draw:frame>
        <draw:frame draw:style-name="gr11" draw:text-style-name="P9" draw:layer="layout" svg:width="1.277cm" svg:height="0.962cm" svg:x="10.867cm" svg:y="15.538cm">
          <draw:text-box>
            <text:p><text:span text:style-name="T3">P1</text:span></text:p>
          </draw:text-box>
        </draw:frame>
        <draw:frame draw:style-name="gr11" draw:text-style-name="P8" draw:layer="layout" svg:width="1.277cm" svg:height="0.962cm" svg:x="14.575cm" svg:y="15.524cm">
          <draw:text-box>
            <text:p><text:span text:style-name="T2">P4</text:span></text:p>
          </draw:text-box>
        </draw:frame>
        <draw:frame draw:style-name="gr11" draw:text-style-name="P8" draw:layer="layout" svg:width="1.277cm" svg:height="0.962cm" svg:x="11.909cm" svg:y="19.321cm">
          <draw:text-box>
            <text:p><text:span text:style-name="T2">P4</text:span></text:p>
          </draw:text-box>
        </draw:frame>
        <draw:frame draw:style-name="gr12" draw:text-style-name="P10" draw:layer="layout" svg:width="2.255cm" svg:height="0.878cm" svg:x="13.234cm" svg:y="19.942cm">
          <draw:text-box>
            <text:p><text:span text:style-name="T4">header</text:span></text:p>
          </draw:text-box>
        </draw:frame>
        <draw:frame draw:style-name="gr12" draw:text-style-name="P10" draw:layer="layout" svg:width="2.255cm" svg:height="0.878cm" svg:x="12.226cm" svg:y="16.304cm">
          <draw:text-box>
            <text:p><text:span text:style-name="T4">header</text:span></text:p>
          </draw:text-box>
        </draw:frame>
        <draw:custom-shape draw:style-name="gr13" draw:text-style-name="P11" draw:layer="layout" svg:width="0.814cm" svg:height="1.254cm" svg:x="4.356cm" svg:y="2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.268cm" svg:height="1.646cm" svg:x="10.948cm" svg:y="22.578cm">
          <text:p text:style-name="P4"><text:span text:style-name="T4">USB</text:span></text:p>
          <text:p text:style-name="P4"><text:span text:style-name="T4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6cm" svg:height="1.106cm" draw:transform="rotate (0.35709436495804) translate (8.522cm 24.2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6cm" svg:height="1.106cm" svg:x="14.444cm" svg:y="24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0.342cm" svg:height="0.342cm" svg:x="12.88cm" svg:y="2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2cm" svg:height="0.342cm" svg:x="5.892cm" svg:y="2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2cm" svg:height="0.342cm" svg:x="7.178cm" svg:y="2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2cm" svg:height="0.342cm" svg:x="9.82cm" svg:y="23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2cm" svg:height="0.342cm" svg:x="15.702cm" svg:y="2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2.402cm" svg:height="0.928cm" svg:x="9.487cm" svg:y="16.304cm">
          <draw:text-box>
            <text:p><text:span text:style-name="T4">BLACK</text:span></text:p>
          </draw:text-box>
        </draw:frame>
        <draw:frame draw:style-name="gr17" draw:text-style-name="P10" draw:layer="layout" svg:width="2.004cm" svg:height="0.928cm" svg:x="14.817cm" svg:y="16.304cm">
          <draw:text-box>
            <text:p><text:span text:style-name="T4">BLUE</text:span></text:p>
          </draw:text-box>
        </draw:frame>
        <draw:frame draw:style-name="gr17" draw:text-style-name="P10" draw:layer="layout" svg:width="2.004cm" svg:height="0.928cm" svg:x="11.232cm" svg:y="19.967cm">
          <draw:text-box>
            <text:p><text:span text:style-name="T4">BLUE</text:span></text:p>
          </draw:text-box>
        </draw:frame>
        <draw:frame draw:style-name="gr18" draw:text-style-name="P10" draw:layer="layout" svg:width="1.751cm" svg:height="0.928cm" svg:x="15.43cm" svg:y="19.914cm">
          <draw:text-box>
            <text:p><text:span text:style-name="T4">GRN</text:span></text:p>
          </draw:text-box>
        </draw:frame>
        <draw:custom-shape draw:style-name="gr19" draw:text-style-name="P2" draw:layer="layout" svg:width="13.254cm" svg:height="9.278cm" svg:x="3.844cm" svg:y="3.144cm">
          <text:p/>
          <draw:enhanced-geometry svg:viewBox="0 0 21600 21600" draw:type="rectangle" draw:enhanced-path="M 0 0 L 21600 0 21600 21600 0 21600 0 0 Z N"/>
        </draw:custom-shape>
        <draw:polyline draw:style-name="gr5" draw:text-style-name="P2" draw:layer="layout" svg:width="6.915cm" svg:height="0.763cm" draw:transform="rotate (-3.14159265358979) translate (11.896cm 9.2cm)" svg:viewBox="0 0 6916 764" draw:points="0,758 6916,750 6166,0 728,0 10,764">
          <text:p text:style-name="P4"/>
        </draw:polyline>
        <draw:frame draw:style-name="gr17" draw:text-style-name="P10" draw:layer="layout" svg:width="2.004cm" svg:height="0.928cm" svg:x="7.856cm" svg:y="8.348cm">
          <draw:text-box>
            <text:p><text:span text:style-name="T4">IBC</text:span></text:p>
          </draw:text-box>
        </draw:frame>
        <draw:custom-shape draw:style-name="gr20" draw:text-style-name="P2" draw:layer="layout" svg:width="2.886cm" svg:height="1.756cm" svg:x="4.388cm" svg:y="5.99cm">
          <text:p text:style-name="P4">DRV88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2.932cm" svg:height="1.756cm" svg:x="4.836cm" svg:y="10.16cm">
          <text:p text:style-name="P4">DRV88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736cm" svg:height="0.716cm" svg:x="4.648cm" svg:y="4.38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255cm" svg:height="0.878cm" svg:x="4.958cm" svg:y="4.278cm">
          <draw:text-box>
            <text:p><text:span text:style-name="T4">header</text:span></text:p>
          </draw:text-box>
        </draw:frame>
        <draw:custom-shape draw:style-name="gr22" draw:text-style-name="P3" draw:layer="layout" svg:width="2.486cm" svg:height="0.716cm" svg:x="9.368cm" svg:y="10.54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255cm" svg:height="0.878cm" svg:x="9.428cm" svg:y="10.44cm">
          <draw:text-box>
            <text:p><text:span text:style-name="T4">header</text:span></text:p>
          </draw:text-box>
        </draw:frame>
        <draw:custom-shape draw:style-name="gr23" draw:text-style-name="P2" draw:layer="layout" svg:width="8.024cm" svg:height="3.112cm" svg:x="8.216cm" svg:y="3.922cm">
          <text:p text:style-name="P4">ESP32 HUZZAH Feat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404cm" svg:height="2.729cm" svg:x="13.788cm" svg:y="7.95cm">
          <text:p text:style-name="P4">IM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2" draw:layer="layout" svg:x1="9.062cm" svg:y1="6.468cm" svg:x2="15.812cm" svg:y2="6.468cm">
          <text:p/>
        </draw:line>
        <draw:line draw:style-name="gr25" draw:text-style-name="P2" draw:layer="layout" svg:x1="10.074cm" svg:y1="4.446cm" svg:x2="15.812cm" svg:y2="4.446cm">
          <text:p/>
        </draw:line>
        <draw:frame draw:style-name="gr11" draw:text-style-name="P8" draw:layer="layout" svg:width="1.277cm" svg:height="0.962cm" svg:x="3.733cm" svg:y="3.522cm">
          <draw:text-box>
            <text:p><text:span text:style-name="T2">P4</text:span></text:p>
          </draw:text-box>
        </draw:frame>
        <draw:frame draw:style-name="gr11" draw:text-style-name="P9" draw:layer="layout" svg:width="1.277cm" svg:height="0.962cm" svg:x="7.034cm" svg:y="3.418cm">
          <draw:text-box>
            <text:p><text:span text:style-name="T3">P1</text:span></text:p>
          </draw:text-box>
        </draw:frame>
        <draw:frame draw:style-name="gr11" draw:text-style-name="P9" draw:layer="layout" svg:width="1.277cm" svg:height="0.962cm" svg:x="8.115cm" svg:y="9.744cm">
          <draw:text-box>
            <text:p><text:span text:style-name="T3">P1</text:span></text:p>
          </draw:text-box>
        </draw:frame>
        <draw:frame draw:style-name="gr11" draw:text-style-name="P8" draw:layer="layout" svg:width="1.277cm" svg:height="0.962cm" svg:x="11.564cm" svg:y="9.73cm">
          <draw:text-box>
            <text:p><text:span text:style-name="T2">P4</text:span></text:p>
          </draw:text-box>
        </draw:frame>
        <draw:frame draw:style-name="gr17" draw:text-style-name="P10" draw:layer="layout" svg:width="2.004cm" svg:height="0.928cm" svg:x="5.222cm" svg:y="3.456cm">
          <draw:text-box>
            <text:p><text:span text:style-name="T4">LCD</text:span></text:p>
          </draw:text-box>
        </draw:frame>
        <draw:frame draw:style-name="gr17" draw:text-style-name="P10" draw:layer="layout" svg:width="2.004cm" svg:height="0.928cm" svg:x="7.726cm" svg:y="10.474cm">
          <draw:text-box>
            <text:p><text:span text:style-name="T4">ORG</text:span></text:p>
          </draw:text-box>
        </draw:frame>
        <draw:line draw:style-name="gr26" draw:text-style-name="P2" draw:layer="layout" svg:x1="17.764cm" svg:y1="8.28cm" svg:x2="16.352cm" svg:y2="8.28cm">
          <text:p/>
        </draw:line>
        <draw:frame draw:style-name="gr27" draw:text-style-name="P5" draw:layer="layout" svg:width="2.208cm" svg:height="1.361cm" svg:x="17.738cm" svg:y="7.886cm">
          <draw:text-box>
            <text:p><text:span text:style-name="T1">Unused</text:span></text:p>
            <text:p><text:span text:style-name="T1"><text:s text:c="3"/></text:span><text:span text:style-name="T1">pin</text:span></text:p>
          </draw:text-box>
        </draw:frame>
        <draw:frame draw:style-name="gr28" draw:text-style-name="P7" draw:layer="layout" svg:width="2.564cm" svg:height="1.361cm" svg:x="1.136cm" svg:y="4.288cm">
          <draw:text-box>
            <text:p text:style-name="P6"><text:span text:style-name="T1">YELLOW</text:span></text:p>
            <text:p text:style-name="P6"><text:span text:style-name="T1">(Ground)</text:span></text:p>
          </draw:text-box>
        </draw:frame>
        <draw:line draw:style-name="gr26" draw:text-style-name="P2" draw:layer="layout" svg:x1="3.5cm" svg:y1="4.716cm" svg:x2="4.664cm" svg:y2="4.704cm">
          <text:p/>
        </draw:line>
        <draw:frame draw:style-name="gr28" draw:text-style-name="P14" draw:layer="layout" svg:width="6.717cm" svg:height="1.006cm" svg:x="7.01cm" svg:y="1.078cm">
          <draw:text-box>
            <text:p text:style-name="P13"><text:span text:style-name="T5">CABLE ASSEMBLY GUIDE</text:span></text:p>
          </draw:text-box>
        </draw:frame>
        <draw:frame draw:style-name="gr28" draw:text-style-name="P7" draw:layer="layout" svg:width="8.279cm" svg:height="1.006cm" svg:x="5.822cm" svg:y="2.314cm">
          <draw:text-box>
            <text:p text:style-name="P6"><text:span text:style-name="T1">Main Board, looking at components</text:span></text:p>
          </draw:text-box>
        </draw:frame>
        <draw:frame draw:style-name="gr28" draw:text-style-name="P7" draw:layer="layout" svg:width="10.582cm" svg:height="1.006cm" svg:x="7.77cm" svg:y="13.956cm">
          <draw:text-box>
            <text:p text:style-name="P6"><text:span text:style-name="T1">Peripheral Board, <text:s text:c="8"/>looking at components</text:span></text:p>
          </draw:text-box>
        </draw:frame>
        <draw:frame draw:style-name="gr17" draw:text-style-name="P10" draw:layer="layout" svg:width="2.004cm" svg:height="0.928cm" svg:x="11.784cm" svg:y="10.474cm">
          <draw:text-box>
            <text:p><text:span text:style-name="T4">BLUE</text:span></text:p>
          </draw:text-box>
        </draw:frame>
        <draw:custom-shape draw:style-name="gr29" draw:text-style-name="P15" draw:layer="layout" svg:width="0.814cm" svg:height="1.254cm" svg:x="8.234cm" svg:y="2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814cm" svg:height="1.254cm" svg:x="14.164cm" svg:y="2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6" draw:layer="layout" svg:width="1.848cm" svg:height="1.199cm" svg:x="3.972cm" svg:y="21.78cm">
          <draw:text-box>
            <text:p><text:span text:style-name="T6">Battery</text:span></text:p>
            <text:p><text:span text:style-name="T6">enable</text:span></text:p>
          </draw:text-box>
        </draw:frame>
        <draw:frame draw:style-name="gr30" draw:text-style-name="P16" draw:layer="layout" svg:width="2.487cm" svg:height="1.199cm" svg:x="7.558cm" svg:y="21.778cm">
          <draw:text-box>
            <text:p><text:span text:style-name="T6">5V Source</text:span></text:p>
            <text:p><text:span text:style-name="T6"><text:s text:c="3"/></text:span><text:span text:style-name="T6">select</text:span></text:p>
          </draw:text-box>
        </draw:frame>
        <draw:frame draw:style-name="gr30" draw:text-style-name="P16" draw:layer="layout" svg:width="1.611cm" svg:height="0.725cm" svg:x="13.782cm" svg:y="22.057cm">
          <draw:text-box>
            <text:p><text:span text:style-name="T6">Reset</text:span></text:p>
          </draw:text-box>
        </draw:frame>
        <draw:frame draw:style-name="gr31" draw:text-style-name="P16" draw:layer="layout" svg:width="1.328cm" svg:height="0.74cm" svg:x="5.378cm" svg:y="22.99cm">
          <draw:text-box>
            <text:p text:style-name="P17"><text:span text:style-name="T6">BLU</text:span></text:p>
          </draw:text-box>
        </draw:frame>
        <draw:frame draw:style-name="gr31" draw:text-style-name="P16" draw:layer="layout" svg:width="1.306cm" svg:height="0.74cm" svg:x="6.732cm" svg:y="22.99cm">
          <draw:text-box>
            <text:p text:style-name="P17"><text:span text:style-name="T6">YEL</text:span></text:p>
          </draw:text-box>
        </draw:frame>
        <draw:frame draw:style-name="gr31" draw:text-style-name="P16" draw:layer="layout" svg:width="1.395cm" svg:height="0.74cm" svg:x="9.32cm" svg:y="22.99cm">
          <draw:text-box>
            <text:p text:style-name="P17"><text:span text:style-name="T6">RED</text:span></text:p>
          </draw:text-box>
        </draw:frame>
        <draw:frame draw:style-name="gr31" draw:text-style-name="P16" draw:layer="layout" svg:width="1.442cm" svg:height="0.74cm" svg:x="12.366cm" svg:y="22.99cm">
          <draw:text-box>
            <text:p text:style-name="P17"><text:span text:style-name="T6">GRN</text:span></text:p>
          </draw:text-box>
        </draw:frame>
        <draw:frame draw:style-name="gr31" draw:text-style-name="P16" draw:layer="layout" svg:width="1.463cm" svg:height="0.74cm" svg:x="15.072cm" svg:y="22.99cm">
          <draw:text-box>
            <text:p text:style-name="P17"><text:span text:style-name="T6">WHT</text:span></text:p>
          </draw:text-box>
        </draw:frame>
        <draw:frame draw:style-name="gr32" draw:text-style-name="P16" draw:layer="layout" svg:width="3.846cm" svg:height="1.555cm" svg:x="1.996cm" svg:y="25.234cm">
          <draw:text-box>
            <text:p><text:span text:style-name="T6">12 V from battery</text:span></text:p>
            <text:p><text:span text:style-name="T6"><text:s/></text:span><text:span text:style-name="T6">5 V from battery</text:span></text:p>
          </draw:text-box>
        </draw:frame>
        <draw:frame draw:style-name="gr33" draw:text-style-name="P16" draw:layer="layout" svg:width="2.754cm" svg:height="1.199cm" svg:x="7.498cm" svg:y="25.317cm">
          <draw:text-box>
            <text:p><text:span text:style-name="T6"><text:s/></text:span><text:span text:style-name="T6">5 V from </text:span></text:p>
            <text:p><text:span text:style-name="T6">USB jack</text:span></text:p>
          </draw:text-box>
        </draw:frame>
        <draw:frame draw:style-name="gr33" draw:text-style-name="P16" draw:layer="layout" svg:width="2.754cm" svg:height="1.199cm" svg:x="10.724cm" svg:y="25.317cm">
          <draw:text-box>
            <text:p><text:span text:style-name="T6"><text:s/></text:span><text:span text:style-name="T6">5 V going</text:span></text:p>
            <text:p><text:span text:style-name="T6">to ESP32</text:span></text:p>
          </draw:text-box>
        </draw:frame>
        <draw:frame draw:style-name="gr33" draw:text-style-name="P16" draw:layer="layout" svg:width="2.754cm" svg:height="1.673cm" svg:x="16.624cm" svg:y="24.945cm">
          <draw:text-box>
            <text:p><text:span text:style-name="T6">software</text:span></text:p>
            <text:p><text:span text:style-name="T6">controlled</text:span></text:p>
            <text:p><text:span text:style-name="T6">LED</text:span></text:p>
          </draw:text-box>
        </draw:frame>
        <draw:line draw:style-name="gr34" draw:text-style-name="P2" draw:layer="layout" svg:x1="6.04cm" svg:y1="25.646cm" svg:x2="6.04cm" svg:y2="24.552cm">
          <text:p/>
        </draw:line>
        <draw:line draw:style-name="gr34" draw:text-style-name="P2" draw:layer="layout" svg:x1="7.342cm" svg:y1="26.132cm" svg:x2="7.342cm" svg:y2="24.552cm">
          <text:p/>
        </draw:line>
        <draw:line draw:style-name="gr34" draw:text-style-name="P2" draw:layer="layout" svg:x1="9.98cm" svg:y1="25.718cm" svg:x2="9.98cm" svg:y2="24.548cm">
          <text:p/>
        </draw:line>
        <draw:line draw:style-name="gr34" draw:text-style-name="P2" draw:layer="layout" svg:x1="13.084cm" svg:y1="25.714cm" svg:x2="13.084cm" svg:y2="24.552cm">
          <text:p/>
        </draw:line>
        <draw:line draw:style-name="gr34" draw:text-style-name="P2" draw:layer="layout" svg:x1="15.896cm" svg:y1="25.838cm" svg:x2="15.896cm" svg:y2="24.552cm">
          <text:p/>
        </draw:line>
        <draw:line draw:style-name="gr35" draw:text-style-name="P2" draw:layer="layout" svg:x1="5.616cm" svg:y1="25.622cm" svg:x2="6.064cm" svg:y2="25.622cm">
          <text:p/>
        </draw:line>
        <draw:line draw:style-name="gr35" draw:text-style-name="P2" draw:layer="layout" svg:x1="5.616cm" svg:y1="26.112cm" svg:x2="7.364cm" svg:y2="26.112cm">
          <text:p/>
        </draw:line>
        <draw:line draw:style-name="gr35" draw:text-style-name="P2" draw:layer="layout" svg:x1="9.508cm" svg:y1="25.692cm" svg:x2="9.974cm" svg:y2="25.692cm">
          <text:p/>
        </draw:line>
        <draw:line draw:style-name="gr35" draw:text-style-name="P2" draw:layer="layout" svg:x1="12.894cm" svg:y1="25.7cm" svg:x2="13.108cm" svg:y2="25.7cm">
          <text:p/>
        </draw:line>
        <draw:line draw:style-name="gr35" draw:text-style-name="P2" draw:layer="layout" svg:x1="15.898cm" svg:y1="25.813cm" svg:x2="16.672cm" svg:y2="25.813cm">
          <text:p/>
        </draw:line>
        <draw:frame draw:style-name="gr17" draw:text-style-name="P10" draw:layer="layout" svg:width="3.008cm" svg:height="0.928cm" svg:x="8.972cm" svg:y="9.636cm">
          <draw:text-box>
            <text:p><text:span text:style-name="T4">CPU U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22:25:59.274000000</meta:creation-date>
    <dc:date>2018-11-15T16:02:14.422000000</dc:date>
    <meta:editing-duration>PT31M16S</meta:editing-duration>
    <meta:editing-cycles>5</meta:editing-cycles>
    <meta:generator>LibreOffice/6.0.6.2$Windows_X86_64 LibreOffice_project/0c292870b25a325b5ed35f6b45599d2ea4458e77</meta:generator>
    <meta:document-statistic meta:object-count="86"/>
  </office:meta>
</office:document-meta>
</file>